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CH"/>
    </style:style>
    <style:style style:name="T1" style:family="text">
      <style:text-properties officeooo:rsid="00097b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Sehr geehrtes Psychiatrie-Fachpersonal<text:line-break/><text:line-break/>lassen Sie sich von <text:span text:style-name="T1">den </text:span>Patienten mehr in die Karten schauen. Man tendiert oft dazu sich selber nicht in die Karten blicken zu lassen, auch in normalen Lebenssituationen.<text:line-break/><text:line-break/>Es hilft mir um mich selber stabil<text:span text:style-name="T1">er</text:span> zu halten Fachliteratur zu Psychologie oder Soziologie zu lesen. Es wäre auch toll wenn Therapeuten bei spezifischen Entscheidungen darlegen würden weshalb sie jetzt wie entschieden haben und <text:span text:style-name="T1">dann</text:span> z.B. das Buch / Quelle woher sie das <text:span text:style-name="T1">Wissen haben</text:span> dem Patienten verraten würden.<text:line-break/><text:line-break/>Ja, es ist zu erwarten, dass einige Patienten das dann selber nachlesen würden, es <text:span text:style-name="T1">vielleicht </text:span>anders sehen, <text:span text:style-name="T1">Kritik üben würden aber auch</text:span> <text:span text:style-name="T1">B</text:span>eiträge zum Entscheidungsprozess leisten könnten [1]<text:line-break/><text:line-break/><text:line-break/><text:line-break/>Sehr geehrtes nicht-Fachpersonal<text:line-break/><text:line-break/>Trauen sie es sich zu positiven Einfluss zu haben auf Patienten. Studien zeigen, dass verschiedene Therapie-Ansätze alle ungefähr den selben positiven Einfluss auf Patienten haben. Das nennt sich der "Dodo-Bird-Effekt" [2]<text:line-break/><text:line-break/>Studien zeigen auch, dass auch Menschen die keine Ausbildung in Psychologie positiven Einfluss auf Patienten haben. [3] Bestes Beispiel war Ostern der unerwartete aber dankbar angenommene Anruf von Richterin Bauhofer <text:span text:style-name="T1">welcher </text:span>mich aus einer akuten Psychose heraus geholt hat.<text:line-break/><text:line-break/><text:span text:style-name="T1">Ja, e</text:span>s gibt Gründe für einen Stationären Aufenthalt in der Psychiatrie, manchmal kann man die Verantwortung selber nicht tragen oder würde die Verantwortung gerne an Fachpersonal übertragen. Aber dann den Patienten ganz in die Psychiatrie abzuschieben, das ist für den Patienten dann <text:span text:style-name="T1">auch wieder nicht toll.</text:span><text:line-break/><text:line-break/>Trauen sie es sich zu positiven Einfluss zu haben auf Patienten. <text:line-break/><text:line-break/><text:line-break/><text:line-break/>Für diejenigen die das im Detail nachlesen möchten:<text:line-break/><text:line-break/>[1] In der dialogischen Praxis ist der Offene Dialog maximaler Transparenz verpflichtet. Das heißt auch, dass Gespräche der beteiligten Professionellen über die Patienten nur in Anwesenheit der Patienten stattfinden<text:line-break/><text:line-break/>https://de.wikipedia.org/wiki/Offener_Dialog#Vorgehensweise_und_Prinzipien_des_Offenen_Dialogs<text:line-break/><text:line-break/><text:line-break/>[2] 2.3 Der „Dodo-Bird“-Effekt<text:line-break/>ISBN: 978-3-8409-2475-0, Seite 16<text:line-break/><text:line-break/><text:line-break/>[3] 2.2 Laien in der Psychotherapie<text:line-break/>ISBN: 978-3-8409-2475-0, Seite 16<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00:07:20.170000000</meta:creation-date>
    <dc:date>2022-05-11T00:14:33.085000000</dc:date>
    <meta:editing-duration>PT7M13S</meta:editing-duration>
    <meta:editing-cycles>1</meta:editing-cycles>
    <meta:document-statistic meta:table-count="0" meta:image-count="0" meta:object-count="0" meta:page-count="1" meta:paragraph-count="1" meta:word-count="294" meta:character-count="2139" meta:non-whitespace-character-count="1824"/>
    <meta:generator>LibreOffice/7.3.2.2$Windows_X86_64 LibreOffice_project/49f2b1bff42cfccbd8f788c8dc32c1c309559be0</meta:generator>
  </office:meta>
</office:document-meta>
</file>